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officeooo:rsid="001c425a" officeooo:paragraph-rsid="001c425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8pt" fo:font-weight="bold" officeooo:rsid="001c425a" officeooo:paragraph-rsid="001c425a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text-properties officeooo:paragraph-rsid="001dc4d9"/>
    </style:style>
    <style:style style:name="P4" style:family="paragraph" style:parent-style-name="Standard" style:list-style-name="L1">
      <style:text-properties fo:color="#000000" style:font-name="Times New Roman" fo:font-size="14pt" officeooo:rsid="00293405" officeooo:paragraph-rsid="00293405" style:font-size-asian="12.25pt" style:font-size-complex="14pt"/>
    </style:style>
    <style:style style:name="P5" style:family="paragraph" style:parent-style-name="Standard" style:list-style-name="L1">
      <style:text-properties fo:color="#000000" style:font-name="Times New Roman" fo:font-size="14pt" officeooo:rsid="002bc494" officeooo:paragraph-rsid="002bc494" style:font-size-asian="12.25pt" style:font-size-complex="14pt"/>
    </style:style>
    <style:style style:name="P6" style:family="paragraph" style:parent-style-name="Standard" style:list-style-name="L1">
      <style:text-properties fo:color="#000000" style:font-name="Times New Roman" fo:font-size="14pt" officeooo:rsid="002dedd5" officeooo:paragraph-rsid="002dedd5" style:font-size-asian="12.25pt" style:font-size-complex="14pt"/>
    </style:style>
    <style:style style:name="P7" style:family="paragraph" style:parent-style-name="Standard">
      <style:text-properties fo:font-variant="normal" fo:text-transform="none" fo:color="#0c4b33" style:font-name="Fira Mono" fo:font-size="10.5pt" fo:letter-spacing="normal" fo:font-style="normal" fo:font-weight="bold" officeooo:rsid="0021259f" officeooo:paragraph-rsid="001dc4d9" style:font-weight-asian="bold" style:font-weight-complex="bold"/>
    </style:style>
    <style:style style:name="P8" style:family="paragraph" style:parent-style-name="Standard">
      <style:text-properties style:font-name="Times New Roman" fo:font-size="14pt" fo:font-weight="bold" officeooo:rsid="001dc4d9" officeooo:paragraph-rsid="001dc4d9" style:font-size-asian="12.25pt" style:font-weight-asian="bold" style:font-size-complex="14pt" style:font-weight-complex="bold"/>
    </style:style>
    <style:style style:name="T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letter-spacing="normal" fo:font-style="normal" fo:font-weight="bold" officeooo:rsid="0021259f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2d1ac0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officeooo:rsid="002dedd5" style:font-weight-asian="bold" style:font-weight-complex="bold"/>
    </style:style>
    <style:style style:name="T5" style:family="text">
      <style:text-properties fo:font-variant="normal" fo:text-transform="none" fo:color="#ed1c24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ed1c24" style:font-name="Fira Mono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ed1c24" style:font-name="Fira Mono" fo:font-size="10.5pt" fo:letter-spacing="normal" fo:font-style="normal" fo:font-weight="bold" officeooo:rsid="0021259f" style:font-weight-asian="bold" style:font-weight-complex="bold"/>
    </style:style>
    <style:style style:name="T8" style:family="text">
      <style:text-properties style:font-name="Times New Roman" fo:font-size="14pt" fo:font-weight="normal" officeooo:rsid="001dc4d9" style:font-size-asian="12.25pt" style:font-weight-asian="normal" style:font-size-complex="14pt" style:font-weight-complex="normal"/>
    </style:style>
    <style:style style:name="T9" style:family="text">
      <style:text-properties style:font-name="Times New Roman" fo:font-size="14pt" fo:font-weight="bold" officeooo:rsid="001dc4d9" style:font-size-asian="12.25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jango documentation</text:p>
      <text:p text:style-name="P1"/>
      <text:list xml:id="list4059797981" text:style-name="L1">
        <text:list-item>
          <text:p text:style-name="P3"><text:span text:style-name="T9">To create a new project</text:span><text:span text:style-name="T8"> : </text:span><text:span text:style-name="T6">django-admin startproject </text:span><text:span text:style-name="T7">project-name</text:span></text:p>
        </text:list-item>
        <text:list-item>
          <text:p text:style-name="P4"><text:span text:style-name="T2">T</text:span><text:span text:style-name="T1">o start the project : </text:span><text:span text:style-name="T5">python manage.py runserver</text:span></text:p>
        </text:list-item>
        <text:list-item>
          <text:p text:style-name="P5"><text:span text:style-name="T4">C</text:span><text:span text:style-name="T3">reates a default database(sql lite) : </text:span><text:span text:style-name="T5">python manage.py migrate</text:span></text:p>
        </text:list-item>
        <text:list-item>
          <text:p text:style-name="P6"><text:span text:style-name="T1">To create a pluggable app : </text:span><text:span text:style-name="T5">python manage.py startapp app-name</text:span></text:p>
        </text:list-item>
      </text:list>
      <text:p text:style-name="P7"/>
      <text:p text:style-name="P7"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4:22:28.267816594</meta:creation-date>
    <dc:date>2018-12-04T18:38:13.714520378</dc:date>
    <meta:editing-duration>PT10M41S</meta:editing-duration>
    <meta:editing-cycles>14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42" meta:character-count="267" meta:non-whitespace-character-count="233"/>
  </office:meta>
</office:document-meta>
</file>